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30600000A750000028008FAC970B6B1EFE1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512cm" fo:min-width="0.39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3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619cm" svg:height="0.932cm" svg:x="7.578cm" svg:y="1.663cm">
          <draw:image xlink:href="">
            <text:p text:style-name="P1"><text:span text:style-name="T1">Windstorm</text:span></text:p>
            <text:p text:style-name="P1"><text:span text:style-name="T1">City(4)</text:span></text:p>
          </draw:image>
          <draw:image/>
        </draw:frame>
        <draw:frame draw:style-name="gr1" draw:text-style-name="P3" draw:layer="layout" svg:width="1.582cm" svg:height="0.932cm" svg:x="5.572cm" svg:y="5.826cm">
          <draw:image xlink:href="">
            <text:p text:style-name="P1"><text:span text:style-name="T1">Flat Lake</text:span></text:p>
            <text:p text:style-name="P1"><text:span text:style-name="T1">Orchard(7)</text:span></text:p>
          </draw:image>
          <draw:image/>
        </draw:frame>
        <draw:frame draw:style-name="gr1" draw:text-style-name="P2" draw:layer="layout" svg:width="1.509cm" svg:height="0.932cm" svg:x="5.59cm" svg:y="7.126cm">
          <draw:image xlink:href="">
            <text:p text:style-name="P1"><text:span text:style-name="T1">Forests</text:span></text:p>
            <text:p text:style-name="P1"><text:span text:style-name="T1">Edge(18)</text:span></text:p>
          </draw:image>
          <draw:image/>
        </draw:frame>
        <draw:frame draw:style-name="gr1" draw:text-style-name="P4" draw:layer="layout" svg:width="1.582cm" svg:height="0.977cm" svg:x="7.673cm" svg:y="2.944cm">
          <draw:image xlink:href="">
            <text:p text:style-name="P1"><text:span text:style-name="T1">Southshire</text:span></text:p>
            <text:p text:style-name="P1"><text:span text:style-name="T1">Valley(3)</text:span></text:p>
          </draw:image>
          <draw:image/>
        </draw:frame>
        <draw:frame draw:style-name="gr1" draw:text-style-name="P2" draw:layer="layout" svg:width="1.582cm" svg:height="0.932cm" svg:x="9.959cm" svg:y="3.005cm">
          <draw:image xlink:href="">
            <text:p text:style-name="P1"><text:span text:style-name="T1">Southshire(1)</text:span></text:p>
          </draw:image>
          <draw:image/>
        </draw:frame>
        <draw:frame draw:style-name="gr2" draw:text-style-name="P4" draw:layer="layout" svg:width="0.762cm" svg:height="0.182cm" svg:x="6.9cm" svg:y="6.153cm">
          <draw:image xlink:href="Pictures/1000030600000A750000028008FAC970B6B1EFE1.svg" xlink:type="simple" xlink:show="embed" xlink:actuate="onLoad">
            <text:p/>
          </draw:image>
          <draw:image/>
        </draw:frame>
        <draw:frame draw:style-name="gr2" draw:text-style-name="P4" draw:layer="layout" svg:width="1.016cm" svg:height="0.182cm" svg:x="9.07cm" svg:y="3.286cm">
          <draw:image xlink:href="Pictures/1000030600000A750000028008FAC970B6B1EFE1.svg" xlink:type="simple" xlink:show="embed" xlink:actuate="onLoad">
            <text:p/>
          </draw:image>
          <draw:image/>
        </draw:frame>
        <draw:frame draw:style-name="gr2" draw:text-style-name="P4" draw:layer="layout" svg:width="0.762cm" svg:height="0.182cm" draw:transform="rotate (-1.54828157944417) translate (6.375cm 6.53cm)">
          <draw:image xlink:href="Pictures/1000030600000A750000028008FAC970B6B1EFE1.svg" xlink:type="simple" xlink:show="embed" xlink:actuate="onLoad">
            <text:p/>
          </draw:image>
          <draw:image/>
        </draw:frame>
        <draw:frame draw:style-name="gr2" draw:text-style-name="P4" draw:layer="layout" svg:width="0.762cm" svg:height="0.182cm" draw:transform="rotate (-1.54828157944417) translate (8.476cm 2.393cm)">
          <draw:image xlink:href="Pictures/1000030600000A750000028008FAC970B6B1EFE1.svg" xlink:type="simple" xlink:show="embed" xlink:actuate="onLoad">
            <text:p/>
          </draw:image>
          <draw:image/>
        </draw:frame>
        <draw:frame draw:style-name="gr1" draw:text-style-name="P2" draw:layer="layout" svg:width="1.619cm" svg:height="0.932cm" svg:x="5.826cm" svg:y="1.635cm">
          <draw:image xlink:href="">
            <text:p text:style-name="P1"><text:span text:style-name="T1">Stockades(5)</text:span></text:p>
          </draw:image>
          <draw:image/>
        </draw:frame>
        <draw:frame draw:style-name="gr2" draw:text-style-name="P4" draw:layer="layout" svg:width="0.381cm" svg:height="0.182cm" svg:x="7.35cm" svg:y="2.016cm">
          <draw:image xlink:href="Pictures/1000030600000A750000028008FAC970B6B1EFE1.svg" xlink:type="simple" xlink:show="embed" xlink:actuate="onLoad">
            <text:p/>
          </draw:image>
          <draw:image/>
        </draw:frame>
        <draw:frame draw:style-name="gr1" draw:text-style-name="P2" draw:layer="layout" svg:width="1.582cm" svg:height="0.932cm" svg:x="9.959cm" svg:y="4.175cm">
          <draw:image xlink:href="">
            <text:p text:style-name="P1"><text:span text:style-name="T1">Southshire</text:span></text:p>
            <text:p text:style-name="P1"><text:span text:style-name="T1">Vineyards(2)</text:span></text:p>
          </draw:image>
          <draw:image/>
        </draw:frame>
        <draw:frame draw:style-name="gr2" draw:text-style-name="P4" draw:layer="layout" svg:width="0.505cm" svg:height="0.121cm" draw:transform="rotate (-1.54897971114497) translate (10.773cm 3.794cm)">
          <draw:image xlink:href="Pictures/1000030600000A750000028008FAC970B6B1EFE1.svg" xlink:type="simple" xlink:show="embed" xlink:actuate="onLoad">
            <text:p/>
          </draw:image>
          <draw:image/>
        </draw:frame>
        <draw:frame draw:style-name="gr1" draw:text-style-name="P4" draw:layer="layout" svg:width="1.582cm" svg:height="0.977cm" svg:x="7.604cm" svg:y="5.826cm">
          <draw:image xlink:href="">
            <text:p text:style-name="P1"><text:span text:style-name="T1">Silvershire(6)</text:span></text:p>
          </draw:image>
          <draw:image/>
        </draw:frame>
        <draw:frame draw:style-name="gr2" draw:text-style-name="P4" draw:layer="layout" svg:width="2.214cm" svg:height="0.528cm" draw:transform="skewX (0.00191986217719376) rotate (-1.54828157944417) translate (8.697cm 3.696cm)">
          <draw:image xlink:href="Pictures/1000030600000A750000028008FAC970B6B1EFE1.svg" xlink:type="simple" xlink:show="embed" xlink:actuate="onLoad">
            <text:p/>
          </draw:image>
          <draw:image/>
        </draw:frame>
        <draw:frame draw:style-name="gr1" draw:text-style-name="P4" draw:layer="layout" svg:width="1.582cm" svg:height="0.977cm" svg:x="9.578cm" svg:y="5.865cm">
          <draw:image xlink:href="">
            <text:p text:style-name="P1"><text:span text:style-name="T1">Obsidian </text:span></text:p>
            <text:p text:style-name="P1"><text:span text:style-name="T1">Lake(8)</text:span></text:p>
          </draw:image>
          <draw:image/>
        </draw:frame>
        <draw:frame draw:style-name="gr2" draw:text-style-name="P4" draw:layer="layout" svg:width="0.762cm" svg:height="0.182cm" svg:x="9.001cm" svg:y="6.207cm">
          <draw:image xlink:href="Pictures/1000030600000A750000028008FAC970B6B1EFE1.svg" xlink:type="simple" xlink:show="embed" xlink:actuate="onLoad">
            <text:p/>
          </draw:image>
          <draw:image/>
        </draw:frame>
        <draw:frame draw:style-name="gr1" draw:text-style-name="P4" draw:layer="layout" svg:width="1.582cm" svg:height="0.977cm" svg:x="11.737cm" svg:y="5.865cm">
          <draw:image xlink:href="">
            <text:p text:style-name="P1"><text:span text:style-name="T1">Azure </text:span></text:p>
            <text:p text:style-name="P1"><text:span text:style-name="T1">Tower(9)</text:span></text:p>
          </draw:image>
          <draw:image/>
        </draw:frame>
        <draw:frame draw:style-name="gr2" draw:text-style-name="P4" draw:layer="layout" svg:width="0.762cm" svg:height="0.182cm" svg:x="11.033cm" svg:y="6.207cm">
          <draw:image xlink:href="Pictures/1000030600000A750000028008FAC970B6B1EFE1.svg" xlink:type="simple" xlink:show="embed" xlink:actuate="onLoad">
            <text:p/>
          </draw:image>
          <draw:image/>
        </draw:frame>
        <draw:frame draw:style-name="gr1" draw:text-style-name="P4" draw:layer="layout" svg:width="1.582cm" svg:height="0.977cm" svg:x="13.896cm" svg:y="5.865cm">
          <draw:image xlink:href="">
            <text:p text:style-name="P1"><text:span text:style-name="T1">Northvale</text:span></text:p>
            <text:p text:style-name="P1"><text:span text:style-name="T1">Logging</text:span></text:p>
            <text:p text:style-name="P1"><text:span text:style-name="T1">Camp(10)</text:span></text:p>
          </draw:image>
          <draw:image/>
        </draw:frame>
        <draw:frame draw:style-name="gr2" draw:text-style-name="P4" draw:layer="layout" svg:width="0.762cm" svg:height="0.182cm" svg:x="15.224cm" svg:y="6.207cm">
          <draw:image xlink:href="Pictures/1000030600000A750000028008FAC970B6B1EFE1.svg" xlink:type="simple" xlink:show="embed" xlink:actuate="onLoad">
            <text:p/>
          </draw:image>
          <draw:image/>
        </draw:frame>
        <draw:frame draw:style-name="gr1" draw:text-style-name="P4" draw:layer="layout" svg:width="1.582cm" svg:height="0.977cm" svg:x="13.896cm" svg:y="4.566cm">
          <draw:image xlink:href="">
            <text:p text:style-name="P1"><text:span text:style-name="T1">Pebble</text:span></text:p>
            <text:p text:style-name="P1"><text:span text:style-name="T1">Cairn</text:span></text:p>
            <text:p text:style-name="P1"><text:span text:style-name="T1">Pond(11)</text:span></text:p>
          </draw:image>
          <draw:image/>
        </draw:frame>
        <draw:frame draw:style-name="gr1" draw:text-style-name="P4" draw:layer="layout" svg:width="1.582cm" svg:height="0.977cm" svg:x="13.896cm" svg:y="3.366cm">
          <draw:image xlink:href="">
            <text:p text:style-name="P1"><text:span text:style-name="T1">Hero’s</text:span></text:p>
            <text:p text:style-name="P1"><text:span text:style-name="T1">Statue(12)</text:span></text:p>
          </draw:image>
          <draw:image/>
        </draw:frame>
        <draw:frame draw:style-name="gr2" draw:text-style-name="P4" draw:layer="layout" svg:width="0.505cm" svg:height="0.121cm" draw:transform="rotate (-1.54897971114497) translate (14.674cm 5.394cm)">
          <draw:image xlink:href="Pictures/1000030600000A750000028008FAC970B6B1EFE1.svg" xlink:type="simple" xlink:show="embed" xlink:actuate="onLoad">
            <text:p/>
          </draw:image>
          <draw:image/>
        </draw:frame>
        <draw:frame draw:style-name="gr2" draw:text-style-name="P4" draw:layer="layout" svg:width="0.505cm" svg:height="0.121cm" draw:transform="rotate (-1.54897971114497) translate (14.675cm 4.194cm)">
          <draw:image xlink:href="Pictures/1000030600000A750000028008FAC970B6B1EFE1.svg" xlink:type="simple" xlink:show="embed" xlink:actuate="onLoad">
            <text:p/>
          </draw:image>
          <draw:image/>
        </draw:frame>
        <draw:frame draw:style-name="gr1" draw:text-style-name="P4" draw:layer="layout" svg:width="1.582cm" svg:height="0.977cm" svg:x="13.896cm" svg:y="7.066cm">
          <draw:image xlink:href="">
            <text:p text:style-name="P1"><text:span text:style-name="T1">Ridgepoint</text:span></text:p>
            <text:p text:style-name="P1"><text:span text:style-name="T1">Tower(14)</text:span></text:p>
          </draw:image>
          <draw:image/>
        </draw:frame>
        <draw:frame draw:style-name="gr1" draw:text-style-name="P4" draw:layer="layout" svg:width="1.582cm" svg:height="0.977cm" svg:x="15.796cm" svg:y="5.866cm">
          <draw:image xlink:href="">
            <text:p text:style-name="P1"><text:span text:style-name="T1">Tri-</text:span></text:p>
            <text:p text:style-name="P1"><text:span text:style-name="T1">Corners(13)</text:span></text:p>
          </draw:image>
          <draw:image/>
        </draw:frame>
        <draw:frame draw:style-name="gr2" draw:text-style-name="P4" draw:layer="layout" svg:width="0.762cm" svg:height="0.182cm" svg:x="13.224cm" svg:y="6.207cm">
          <draw:image xlink:href="Pictures/1000030600000A750000028008FAC970B6B1EFE1.svg" xlink:type="simple" xlink:show="embed" xlink:actuate="onLoad">
            <text:p/>
          </draw:image>
          <draw:image/>
        </draw:frame>
        <draw:frame draw:style-name="gr2" draw:text-style-name="P4" draw:layer="layout" svg:width="0.505cm" svg:height="0.121cm" draw:transform="rotate (-1.54897971114497) translate (14.675cm 6.694cm)">
          <draw:image xlink:href="Pictures/1000030600000A750000028008FAC970B6B1EFE1.svg" xlink:type="simple" xlink:show="embed" xlink:actuate="onLoad">
            <text:p/>
          </draw:image>
          <draw:image/>
        </draw:frame>
        <draw:frame draw:style-name="gr1" draw:text-style-name="P4" draw:layer="layout" svg:width="1.582cm" svg:height="0.977cm" svg:x="11.696cm" svg:y="7.067cm">
          <draw:image xlink:href="">
            <text:p text:style-name="P1"><text:span text:style-name="T1">Brackwell</text:span></text:p>
            <text:p text:style-name="P1"><text:span text:style-name="T1">Melon </text:span></text:p>
            <text:p text:style-name="P1"><text:span text:style-name="T1">Patch(15)</text:span></text:p>
          </draw:image>
          <draw:image/>
        </draw:frame>
        <draw:frame draw:style-name="gr2" draw:text-style-name="P4" draw:layer="layout" svg:width="0.505cm" svg:height="0.121cm" draw:transform="rotate (-1.54897971114497) translate (12.576cm 6.694cm)">
          <draw:image xlink:href="Pictures/1000030600000A750000028008FAC970B6B1EFE1.svg" xlink:type="simple" xlink:show="embed" xlink:actuate="onLoad">
            <text:p/>
          </draw:image>
          <draw:image/>
        </draw:frame>
        <draw:frame draw:style-name="gr2" draw:text-style-name="P4" draw:layer="layout" svg:width="0.762cm" svg:height="0.182cm" svg:x="13.224cm" svg:y="7.407cm">
          <draw:image xlink:href="Pictures/1000030600000A750000028008FAC970B6B1EFE1.svg" xlink:type="simple" xlink:show="embed" xlink:actuate="onLoad">
            <text:p/>
          </draw:image>
          <draw:image/>
        </draw:frame>
        <draw:frame draw:style-name="gr1" draw:text-style-name="P4" draw:layer="layout" svg:width="1.582cm" svg:height="0.977cm" svg:x="9.596cm" svg:y="7.068cm">
          <draw:image xlink:href="">
            <text:p text:style-name="P1"><text:span text:style-name="T1">Maclure’s</text:span></text:p>
            <text:p text:style-name="P1"><text:span text:style-name="T1">Farm(16)</text:span></text:p>
          </draw:image>
          <draw:image/>
        </draw:frame>
        <draw:frame draw:style-name="gr1" draw:text-style-name="P4" draw:layer="layout" svg:width="1.582cm" svg:height="0.977cm" svg:x="7.596cm" svg:y="7.068cm">
          <draw:image xlink:href="">
            <text:p text:style-name="P1"><text:span text:style-name="T1">Fargo </text:span></text:p>
            <text:p text:style-name="P1"><text:span text:style-name="T1">Mine(17)</text:span></text:p>
          </draw:image>
          <draw:image/>
        </draw:frame>
        <draw:frame draw:style-name="gr2" draw:text-style-name="P4" draw:layer="layout" svg:width="0.762cm" svg:height="0.182cm" svg:x="9.001cm" svg:y="7.407cm">
          <draw:image xlink:href="Pictures/1000030600000A750000028008FAC970B6B1EFE1.svg" xlink:type="simple" xlink:show="embed" xlink:actuate="onLoad">
            <text:p/>
          </draw:image>
          <draw:image/>
        </draw:frame>
        <draw:frame draw:style-name="gr2" draw:text-style-name="P4" draw:layer="layout" svg:width="0.762cm" svg:height="0.182cm" svg:x="11.001cm" svg:y="7.407cm">
          <draw:image xlink:href="Pictures/1000030600000A750000028008FAC970B6B1EFE1.svg" xlink:type="simple" xlink:show="embed" xlink:actuate="onLoad">
            <text:p/>
          </draw:image>
          <draw:image/>
        </draw:frame>
        <draw:frame draw:style-name="gr2" draw:text-style-name="P4" draw:layer="layout" svg:width="0.762cm" svg:height="0.182cm" svg:x="6.9cm" svg:y="7.453cm">
          <draw:image xlink:href="Pictures/1000030600000A750000028008FAC970B6B1EFE1.svg" xlink:type="simple" xlink:show="embed" xlink:actuate="onLoad">
            <text:p/>
          </draw:image>
          <draw:image/>
        </draw:frame>
        <draw:frame draw:style-name="gr1" draw:text-style-name="P2" draw:layer="layout" svg:width="1.509cm" svg:height="0.932cm" svg:x="7.619cm" svg:y="8.493cm">
          <draw:image xlink:href="">
            <text:p text:style-name="P1"><text:span text:style-name="T1">Stonepatch</text:span></text:p>
            <text:p text:style-name="P1"><text:span text:style-name="T1">Farm(19)</text:span></text:p>
          </draw:image>
          <draw:image/>
        </draw:frame>
        <draw:frame draw:style-name="gr2" draw:text-style-name="P4" draw:layer="layout" svg:width="0.762cm" svg:height="0.182cm" draw:transform="rotate (-1.54828157944417) translate (8.476cm 7.854cm)">
          <draw:image xlink:href="Pictures/1000030600000A750000028008FAC970B6B1EFE1.svg" xlink:type="simple" xlink:show="embed" xlink:actuate="onLoad">
            <text:p/>
          </draw:image>
          <draw:image/>
        </draw:frame>
        <draw:frame draw:style-name="gr2" draw:text-style-name="P4" draw:layer="layout" svg:width="2.272cm" svg:height="0.549cm" draw:transform="skewX (-0.078190750489346) rotate (3.12972441467623) translate (5.467cm 7.903cm)">
          <draw:image xlink:href="Pictures/1000030600000A750000028008FAC970B6B1EFE1.svg" xlink:type="simple" xlink:show="embed" xlink:actuate="onLoad">
            <text:p/>
          </draw:image>
          <draw:image/>
        </draw:frame>
        <draw:custom-shape draw:style-name="gr3" draw:text-style-name="P5" draw:layer="layout" svg:width="1.778cm" svg:height="1.524cm" svg:x="1.254cm" svg:y="6.842cm">
          <text:p text:style-name="P1"><text:span text:style-name="T2">West</text:span></text:p>
          <text:p text:style-name="P1"><text:span text:style-name="T2">Climb</text:span></text:p>
          <text:p text:style-name="P1"><text:span text:style-name="T2">(20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4" draw:layer="layout" svg:width="3.274cm" svg:height="0.79cm" draw:transform="skewX (0.0771435529381494) rotate (3.13304054025502) translate (20.53cm 6.77cm)">
          <draw:image xlink:href="Pictures/1000030600000A750000028008FAC970B6B1EFE1.svg" xlink:type="simple" xlink:show="embed" xlink:actuate="onLoad">
            <text:p/>
          </draw:image>
          <draw:image/>
        </draw:frame>
        <draw:custom-shape draw:style-name="gr3" draw:text-style-name="P6" draw:layer="layout" svg:width="1.778cm" svg:height="1.524cm" svg:x="20.685cm" svg:y="5.572cm">
          <text:p text:style-name="P1"><text:span text:style-name="T3">Blueridge</text:span></text:p>
          <text:p text:style-name="P1"><text:span text:style-name="T3">Mountains</text:span></text:p>
          <text:p text:style-name="P1"><text:span text:style-name="T3">(21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4" draw:layer="layout" svg:width="0.505cm" svg:height="0.121cm" draw:transform="rotate (-1.54897971114497) translate (8.482cm 6.715cm)">
          <draw:image xlink:href="Pictures/1000030600000A750000028008FAC970B6B1EFE1.svg" xlink:type="simple" xlink:show="embed" xlink:actuate="onLoad">
            <text:p/>
          </draw:image>
          <draw:image/>
        </draw:frame>
        <draw:frame draw:style-name="gr2" draw:text-style-name="P4" draw:layer="layout" svg:width="0.505cm" svg:height="0.121cm" draw:transform="rotate (-1.54897971114497) translate (10.392cm 6.715cm)">
          <draw:image xlink:href="Pictures/1000030600000A750000028008FAC970B6B1EFE1.svg" xlink:type="simple" xlink:show="embed" xlink:actuate="onLoad">
            <text:p/>
          </draw:image>
          <draw:image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7T23:40:09.318000000</meta:creation-date>
    <dc:date>2018-05-07T20:17:45.253000000</dc:date>
    <meta:editing-duration>P10DT4H27M36S</meta:editing-duration>
    <meta:editing-cycles>4</meta:editing-cycles>
    <meta:generator>LibreOffice/6.0.3.2$Windows_X86_64 LibreOffice_project/8f48d515416608e3a835360314dac7e47fd0b821</meta:generator>
    <meta:document-statistic meta:object-count="45"/>
  </office:meta>
</office:document-meta>
</file>